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cm" fo:min-width="0.1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1.016cm" svg:x="3.159cm" svg:y="2.905cm">
          <text:p text:style-name="P1"><text:span text:style-name="T1">F</text:span><text:span text:style-name="T1">o</text:span><text:span text:style-name="T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5.259cm" svg:y="2.906cm">
          <text:p text:style-name="P1"><text:span text:style-name="T1">B</text:span><text:span text:style-name="T1">a</text:span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89cm" svg:height="1.016cm" svg:x="5.259cm" svg:y="1.107cm">
          <text:p text:style-name="P2"><text:span text:style-name="T1">B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48cm" svg:y1="3.413cm" svg:x2="5.318cm" svg:y2="3.413cm">
          <text:p/>
        </draw:line>
        <draw:connector draw:style-name="gr3" draw:text-style-name="P3" draw:layer="layout" draw:type="line" svg:x1="3.918cm" svg:y1="3.053cm" svg:x2="5.389cm" svg:y2="1.975cm" draw:start-shape="id1" draw:start-glue-point="11" draw:end-shape="id2" draw:end-glue-point="7" svg:d="M3918 3053l1471-1078" svg:viewBox="0 0 1472 10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10:34:45.513224405</meta:creation-date>
    <dc:date>2020-06-12T10:40:57.378306931</dc:date>
    <meta:editing-duration>PT6M12S</meta:editing-duration>
    <meta:editing-cycles>2</meta:editing-cycles>
    <meta:generator>LibreOffice/5.1.6.2$Linux_X86_64 LibreOffice_project/10m0$Build-2</meta:generator>
    <meta:document-statistic meta:object-count="5"/>
  </office:meta>
</office:document-meta>
</file>